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ヒャム地下道】
魔物が出ます。一般人の通行はご注意
ください。</text:p>
          </table:table-cell>
          <table:table-cell table:style-name="ce0"/>
          <table:table-cell table:style-name="ce0"/>
          <table:table-cell table:style-name="ce0" office:value-type="string">
            <text:p>【Hyamu Tunnel】
Demons may appear. Civilians must exercise
caution.</text:p>
          </table:table-cell>
          <table:table-cell table:number-columns-repeated="1020"/>
        </table:table-row>
        <table:table-row>
          <table:table-cell table:style-name="ce0" office:value-type="string">
            <text:p>（む、村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常であれば、立ち寄ることなどできぬが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じゃ・・・！　もう・・・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どうかされました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、その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村は確か・・エント村と言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、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気になるの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西部に来たのだし、村長に挨拶でも
していってはどう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村長でしたら、村民会に出席するため今日は
　中央部に出張中で不在のはず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う・・・そ、そ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の・・・寄っても、無駄じゃの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ゆくと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→：ヒャム地下道
↓：エント村
←：熾天宮・ルージー遺跡</text:p>
          </table:table-cell>
          <table:table-cell table:style-name="ce0"/>
          <table:table-cell table:style-name="ce0"/>
          <table:table-cell table:style-name="ce0" office:value-type="string">
            <text:p>→：Hyamu Tunnel
↓：Ento Village
←：Heavenly Palace・Rūjī Ruin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